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51cm" svg:stroke-color="#000000" draw:marker-start-width="0.076cm" draw:marker-end-width="0.0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076cm" draw:marker-end-width="0.0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279cm" draw:marker-end="Arrow" draw:marker-end-width="0.203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" svg:stroke-width="0.051cm" svg:stroke-color="#000000" draw:marker-start-width="0.076cm" draw:marker-end-width="0.0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826cm" svg:height="1.397cm" svg:x="7.36cm" svg:y="9.89cm">
          <text:p text:style-name="P1"><text:span text:style-name="T1">Current attitud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1" draw:id="id1" draw:layer="layout" svg:width="4.826cm" svg:height="1.397cm" svg:x="2.27cm" svg:y="2.27cm">
          <text:p text:style-name="P1"><text:span text:style-name="T1">Current positio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2" draw:id="id2" draw:layer="layout" svg:width="5.461cm" svg:height="1.397cm" svg:x="10.398cm" svg:y="2.27cm">
          <text:p text:style-name="P1"><text:span text:style-name="T1">Calculate distance to waypoi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6.605cm" svg:y1="2.969cm" svg:x2="10.398cm" svg:y2="2.969cm" draw:start-shape="id1" draw:start-glue-point="9" draw:end-shape="id2" draw:end-glue-point="5" svg:d="m6605 2969h3793">
          <text:p/>
        </draw:connector>
        <draw:custom-shape draw:style-name="gr1" draw:text-style-name="P2" xml:id="id3" draw:id="id3" draw:layer="layout" svg:width="4.826cm" svg:height="1.397cm" svg:x="2.27cm" svg:y="4.81cm">
          <text:p text:style-name="P1"><text:span text:style-name="T1">Next waypoin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xml:id="id4" draw:id="id4" draw:layer="layout" svg:width="5.461cm" svg:height="1.397cm" svg:x="10.398cm" svg:y="4.81cm">
          <text:p text:style-name="P1"><text:span text:style-name="T1">Calculate bearing to waypoi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line-skew="-0.127cm" svg:x1="6.605cm" svg:y1="5.509cm" svg:x2="10.398cm" svg:y2="2.969cm" draw:start-shape="id3" draw:start-glue-point="9" draw:end-shape="id2" draw:end-glue-point="5" svg:d="m6605 5509h2015v-2540h1778">
          <text:p/>
        </draw:connector>
        <draw:connector draw:style-name="gr3" draw:text-style-name="P1" draw:layer="layout" svg:x1="6.605cm" svg:y1="5.509cm" svg:x2="10.398cm" svg:y2="5.509cm" draw:start-shape="id3" draw:start-glue-point="9" draw:end-shape="id4" draw:end-glue-point="5" svg:d="m6605 5509h3793">
          <text:p/>
        </draw:connector>
        <draw:custom-shape draw:style-name="gr2" draw:text-style-name="P2" xml:id="id6" draw:id="id6" draw:layer="layout" svg:width="5.461cm" svg:height="1.397cm" svg:x="10.398cm" svg:y="7.35cm">
          <text:p text:style-name="P1"><text:span text:style-name="T1">project speed in bearing dire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4.826cm" svg:height="1.397cm" svg:x="2.27cm" svg:y="7.35cm">
          <text:p text:style-name="P1"><text:span text:style-name="T1">Current spee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1" draw:layer="layout" svg:x1="6.605cm" svg:y1="8.049cm" svg:x2="10.398cm" svg:y2="8.049cm" draw:start-shape="id5" draw:start-glue-point="9" draw:end-shape="id6" draw:end-glue-point="5" svg:d="m6605 8049h3793">
          <text:p/>
        </draw:connector>
        <draw:connector draw:style-name="gr3" draw:text-style-name="P1" draw:layer="layout" svg:x1="13.129cm" svg:y1="6.207cm" svg:x2="13.129cm" svg:y2="7.35cm" draw:start-shape="id4" draw:start-glue-point="6" draw:end-shape="id6" draw:end-glue-point="4" svg:d="m13129 6207v1143">
          <text:p/>
        </draw:connector>
        <draw:custom-shape draw:style-name="gr2" draw:text-style-name="P2" xml:id="id7" draw:id="id7" draw:layer="layout" svg:width="5.461cm" svg:height="1.397cm" svg:x="17.883cm" svg:y="4.81cm">
          <text:p text:style-name="P1"><text:span text:style-name="T1">PID (distance controller)</text:span></text:p>
          <text:p text:style-name="P1"><text:span text:style-name="T1">Thrust in bearing dire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5.859cm" svg:y1="2.969cm" svg:x2="17.883cm" svg:y2="5.509cm" draw:start-shape="id2" draw:start-glue-point="7" draw:end-shape="id7" draw:end-glue-point="5" svg:d="m15859 2969h1012v2540h1012">
          <text:p/>
        </draw:connector>
        <draw:connector draw:style-name="gr3" draw:text-style-name="P1" draw:layer="layout" svg:x1="15.859cm" svg:y1="8.049cm" svg:x2="17.883cm" svg:y2="5.509cm" draw:start-shape="id6" draw:start-glue-point="7" draw:end-shape="id7" draw:end-glue-point="5" svg:d="m15859 8049h1012v-2540h1012">
          <text:p/>
        </draw:connector>
        <draw:custom-shape draw:style-name="gr2" draw:text-style-name="P2" xml:id="id8" draw:id="id8" draw:layer="layout" svg:width="5.461cm" svg:height="1.397cm" svg:x="17.891cm" svg:y="7.35cm">
          <text:p text:style-name="P1"><text:span text:style-name="T1">Impose thrust limi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0.614cm" svg:y1="6.207cm" svg:x2="20.622cm" svg:y2="7.35cm" draw:start-shape="id7" draw:start-glue-point="6" draw:end-shape="id8" draw:end-glue-point="4" svg:d="m20614 6207v571h8v572">
          <text:p/>
        </draw:connector>
        <draw:custom-shape draw:style-name="gr2" draw:text-style-name="P2" xml:id="id9" draw:id="id9" draw:layer="layout" svg:width="5.461cm" svg:height="1.397cm" svg:x="14.091cm" svg:y="9.89cm">
          <text:p text:style-name="P1"><text:span text:style-name="T1">Split total thrust into</text:span></text:p>
          <text:p text:style-name="P1"><text:span text:style-name="T1">North and East</text:span></text:p>
          <text:p text:style-name="P1"><text:span text:style-name="T1">Thrust vecto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0.622cm" svg:y1="8.747cm" svg:x2="16.822cm" svg:y2="9.89cm" draw:start-shape="id8" draw:start-glue-point="6" draw:end-shape="id9" draw:end-glue-point="4" svg:d="m20622 8747v571h-3800v572">
          <text:p/>
        </draw:connector>
        <draw:connector draw:style-name="gr3" draw:text-style-name="P1" draw:layer="layout" svg:x1="11.695cm" svg:y1="10.589cm" svg:x2="13.002cm" svg:y2="12.43cm" draw:start-shape="id10" draw:start-glue-point="9" draw:end-shape="id11" draw:end-glue-point="4" svg:d="m11695 10589h1307v1841">
          <text:p/>
        </draw:connector>
        <draw:custom-shape draw:style-name="gr2" draw:text-style-name="P2" xml:id="id11" draw:id="id11" draw:layer="layout" svg:width="5.461cm" svg:height="1.397cm" svg:x="10.271cm" svg:y="12.43cm">
          <text:p text:style-name="P1"><text:span text:style-name="T1">Calculate desired</text:span></text:p>
          <text:p text:style-name="P1"><text:span text:style-name="T1">roll and pitch ang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xml:id="id12" draw:id="id12" draw:layer="layout" svg:width="5.461cm" svg:height="1.397cm" svg:x="10.281cm" svg:y="14.97cm">
          <text:p text:style-name="P1"><text:span text:style-name="T1">Attitude controll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3.002cm" svg:y1="13.827cm" svg:x2="13.011cm" svg:y2="14.97cm" draw:start-shape="id11" draw:start-glue-point="6" draw:end-shape="id12" svg:d="m13002 13827v571h9v572">
          <text:p/>
        </draw:connector>
        <draw:connector draw:style-name="gr3" draw:text-style-name="P1" draw:layer="layout" svg:x1="14.091cm" svg:y1="10.589cm" svg:x2="13.001cm" svg:y2="12.43cm" draw:start-shape="id9" draw:start-glue-point="5" draw:end-shape="id11" svg:d="m14091 10589h-1090v1841">
          <text:p/>
        </draw:connector>
        <draw:connector draw:style-name="gr3" draw:text-style-name="P1" draw:layer="layout" svg:x1="13.129cm" svg:y1="8.747cm" svg:x2="16.822cm" svg:y2="9.89cm" draw:start-shape="id6" draw:start-glue-point="6" draw:end-shape="id9" draw:end-glue-point="4" svg:d="m13129 8747v571h3693v5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Gubler</meta:initial-creator>
    <meta:creation-date>2012-04-18T14:25:49</meta:creation-date>
    <dc:date>2012-08-15T16:15:49</dc:date>
    <dc:creator>Thomas Gubler</dc:creator>
    <meta:editing-duration>PT1H41M30S</meta:editing-duration>
    <meta:editing-cycles>29</meta:editing-cycles>
    <meta:generator>LibreOffice/3.5$Linux_X86_64 LibreOffice_project/350m1$Build-2</meta:generator>
    <meta:document-statistic meta:object-count="25"/>
  </office:meta>
</office:document-meta>
</file>